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ab-stops/>
      </style:paragraph-properties>
      <style:text-properties style:font-name="Times New Roman" officeooo:rsid="000abc59" officeooo:paragraph-rsid="000abc59"/>
    </style:style>
    <style:style style:name="P2" style:family="paragraph" style:parent-style-name="Standard">
      <style:paragraph-properties fo:line-height="100%" fo:text-align="justify" style:justify-single-word="false">
        <style:tab-stops/>
      </style:paragraph-properties>
      <style:text-properties style:font-name="Times New Roman" officeooo:rsid="000abc59" officeooo:paragraph-rsid="000abc59"/>
    </style:style>
    <style:style style:name="P3" style:family="paragraph" style:parent-style-name="Standard">
      <style:paragraph-properties fo:line-height="100%" fo:text-align="justify" style:justify-single-word="false">
        <style:tab-stops/>
      </style:paragraph-properties>
      <style:text-properties style:font-name="Times New Roman" officeooo:rsid="000abc59" officeooo:paragraph-rsid="00105c72"/>
    </style:style>
    <style:style style:name="P4" style:family="paragraph" style:parent-style-name="Standard">
      <style:paragraph-properties fo:line-height="100%" fo:text-align="justify" style:justify-single-word="false">
        <style:tab-stops/>
      </style:paragraph-properties>
      <style:text-properties style:font-name="Times New Roman" fo:font-size="13pt" fo:font-style="italic" fo:font-weight="bold" officeooo:rsid="002a4993" officeooo:paragraph-rsid="002a4993" style:font-size-asian="13pt" style:font-style-asian="italic" style:font-weight-asian="bold" style:font-size-complex="13pt" style:font-style-complex="italic" style:font-weight-complex="bold"/>
    </style:style>
    <style:style style:name="P5" style:family="paragraph" style:parent-style-name="Standard" style:master-page-name="">
      <style:paragraph-properties fo:margin-left="2.499cm" fo:margin-right="0cm" fo:line-height="100%" fo:text-align="justify" style:justify-single-word="false" fo:text-indent="0cm" style:auto-text-indent="false" style:page-number="auto">
        <style:tab-stops/>
      </style:paragraph-properties>
      <style:text-properties style:font-name="Times New Roman" fo:font-size="10.5pt" officeooo:rsid="000abc59" officeooo:paragraph-rsid="00105c72" style:font-size-asian="10.5pt" style:font-size-complex="10.5pt"/>
    </style:style>
    <style:style style:name="P6" style:family="paragraph" style:parent-style-name="Standard" style:master-page-name="">
      <style:paragraph-properties fo:margin-left="2.499cm" fo:margin-right="0cm" fo:line-height="100%" fo:text-align="justify" style:justify-single-word="false" fo:text-indent="0cm" style:auto-text-indent="false" style:page-number="auto">
        <style:tab-stops/>
      </style:paragraph-properties>
      <style:text-properties style:font-name="Times New Roman" fo:font-size="10.5pt" fo:font-style="italic" officeooo:rsid="00169e24" officeooo:paragraph-rsid="0018044b" style:font-size-asian="10.5pt" style:font-style-asian="italic" style:font-size-complex="10.5pt" style:font-style-complex="italic"/>
    </style:style>
    <style:style style:name="P7" style:family="paragraph" style:parent-style-name="Standard">
      <style:paragraph-properties fo:margin-left="0cm" fo:margin-right="0cm" fo:line-height="100%" fo:text-align="justify" style:justify-single-word="false" fo:text-indent="0cm" style:auto-text-indent="false">
        <style:tab-stops/>
      </style:paragraph-properties>
      <style:text-properties style:font-name="Times New Roman" officeooo:rsid="000abc59" officeooo:paragraph-rsid="00105c72"/>
    </style:style>
    <style:style style:name="P8" style:family="paragraph" style:parent-style-name="Standard">
      <style:paragraph-properties fo:margin-left="0cm" fo:margin-right="0cm" fo:line-height="100%" fo:text-align="justify" style:justify-single-word="false" fo:text-indent="0cm" style:auto-text-indent="false">
        <style:tab-stops/>
      </style:paragraph-properties>
      <style:text-properties style:font-name="Times New Roman" fo:font-size="12pt" fo:font-style="normal" officeooo:rsid="0018044b" officeooo:paragraph-rsid="00169e24" style:font-size-asian="10.5pt" style:font-style-asian="normal" style:font-size-complex="12pt" style:font-style-complex="normal"/>
    </style:style>
    <style:style style:name="P9" style:family="paragraph" style:parent-style-name="Standard">
      <style:paragraph-properties fo:margin-left="0cm" fo:margin-right="0cm" fo:line-height="100%" fo:text-align="justify" style:justify-single-word="false" fo:text-indent="0cm" style:auto-text-indent="false">
        <style:tab-stops/>
      </style:paragraph-properties>
      <style:text-properties style:font-name="Times New Roman" fo:font-size="12pt" fo:font-style="normal" officeooo:rsid="0018044b" officeooo:paragraph-rsid="0028e01a" style:font-size-asian="10.5pt" style:font-style-asian="normal" style:font-size-complex="12pt" style:font-style-complex="normal"/>
    </style:style>
    <style:style style:name="P10" style:family="paragraph" style:parent-style-name="Standard">
      <style:paragraph-properties fo:margin-left="0cm" fo:margin-right="0cm" fo:line-height="100%" fo:text-align="justify" style:justify-single-word="false" fo:text-indent="0cm" style:auto-text-indent="false">
        <style:tab-stops/>
      </style:paragraph-properties>
      <style:text-properties style:font-name="Times New Roman" fo:font-size="12pt" fo:font-style="normal" officeooo:rsid="0018044b" officeooo:paragraph-rsid="001d9e76" style:font-size-asian="10.5pt" style:font-style-asian="normal" style:font-size-complex="12pt" style:font-style-complex="normal"/>
    </style:style>
    <style:style style:name="T1" style:family="text">
      <style:text-properties fo:font-style="italic" officeooo:rsid="00105c72" style:font-style-asian="italic" style:font-style-complex="italic"/>
    </style:style>
    <style:style style:name="T2" style:family="text">
      <style:text-properties fo:font-style="italic" officeooo:rsid="001277e3" style:font-style-asian="italic" style:font-style-complex="italic"/>
    </style:style>
    <style:style style:name="T3" style:family="text">
      <style:text-properties fo:font-style="italic" officeooo:rsid="0011041c" style:font-style-asian="italic" style:font-style-complex="italic"/>
    </style:style>
    <style:style style:name="T4" style:family="text">
      <style:text-properties fo:font-style="italic" officeooo:rsid="0018c76e" style:font-style-asian="italic" style:font-style-complex="italic"/>
    </style:style>
    <style:style style:name="T5" style:family="text">
      <style:text-properties officeooo:rsid="00105c72"/>
    </style:style>
    <style:style style:name="T6" style:family="text">
      <style:text-properties fo:font-variant="small-caps" fo:font-style="italic" officeooo:rsid="00105c72" style:font-style-asian="italic" style:font-style-complex="italic"/>
    </style:style>
    <style:style style:name="T7" style:family="text">
      <style:text-properties officeooo:rsid="0011041c"/>
    </style:style>
    <style:style style:name="T8" style:family="text">
      <style:text-properties style:font-name="Times New Roman1" fo:font-style="italic" officeooo:rsid="001277e3" style:font-style-asian="italic" style:font-style-complex="italic"/>
    </style:style>
    <style:style style:name="T9" style:family="text">
      <style:text-properties style:font-name="Times New Roman1" fo:font-style="italic" officeooo:rsid="0012afd2" style:font-style-asian="italic" style:font-style-complex="italic"/>
    </style:style>
    <style:style style:name="T10" style:family="text">
      <style:text-properties style:font-name="Times New Roman1" officeooo:rsid="001277e3" style:font-size-asian="11pt"/>
    </style:style>
    <style:style style:name="T11" style:family="text">
      <style:text-properties style:font-name="Times New Roman1" officeooo:rsid="0018044b" style:font-size-asian="11pt"/>
    </style:style>
    <style:style style:name="T12" style:family="text">
      <style:text-properties style:font-name="Times New Roman1" officeooo:rsid="001277e3"/>
    </style:style>
    <style:style style:name="T13" style:family="text">
      <style:text-properties style:font-name="Times New Roman1" officeooo:rsid="0018044b"/>
    </style:style>
    <style:style style:name="T14" style:family="text">
      <style:text-properties officeooo:rsid="0015d9fe"/>
    </style:style>
    <style:style style:name="T15" style:family="text">
      <style:text-properties officeooo:rsid="0018044b"/>
    </style:style>
    <style:style style:name="T16" style:family="text">
      <style:text-properties officeooo:rsid="0018c76e"/>
    </style:style>
    <style:style style:name="T17" style:family="text">
      <style:text-properties officeooo:rsid="001d9e76"/>
    </style:style>
    <style:style style:name="T18" style:family="text">
      <style:text-properties officeooo:rsid="00274ec9"/>
    </style:style>
    <style:style style:name="T19" style:family="text">
      <style:text-properties officeooo:rsid="002798ad"/>
    </style:style>
    <style:style style:name="T20" style:family="text">
      <style:text-properties officeooo:rsid="0027f997"/>
    </style:style>
    <style:style style:name="T21" style:family="text">
      <style:text-properties officeooo:rsid="0028e0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uteur</text:p>
      <text:p text:style-name="P2"/>
      <text:p text:style-name="P2"/>
      <text:p text:style-name="P2"><text:tab/><text:span text:style-name="T7">L'auteur du </text:span><text:span text:style-name="T3">Joseph d'Arimathie</text:span><text:span text:style-name="T7"> est l'homme qui, sur l'ordre du Seigneur, mit par écrit l'</text:span><text:span text:style-name="T3">Estoire del Saint Graal</text:span><text:span text:style-name="T7">. Dans les premiers paragraphes du roman, ce dernier s'adresse directement au lecteur pour lui expliquer l'origine d'une telle démarche. Le point de vue est ainsi très subjectif jusqu'à ce qu'il glisse presque insensiblement vers un point de vue objectif qui surplombe une action complexe et fractionnée. De peur que des opinions mal inspirées ne ternissent la réputation d'un message divin qui doit être « révélé » et dont il se fait l'humble serviteur, l'auteur préfère cacher son identité.</text:span></text:p>
      <text:p text:style-name="P2"/>
      <text:p text:style-name="P3"><text:tab/><text:span text:style-name="T5">Sept cent dix-sept ans après la Passion du Christ, l'auteur entend dans son sommeil une voix qui l'appelle : </text:span></text:p>
      <text:p text:style-name="P3"/>
      <text:p text:style-name="P5"><text:span text:style-name="T1">Esveille toi, entend d'une chose .</text:span><text:span text:style-name="T6">iii</text:span><text:span text:style-name="T1">. et de .</text:span><text:span text:style-name="T6">iii</text:span><text:span text:style-name="T1">. une ; et a</text:span><text:span text:style-name="T2">u</text:span><text:span text:style-name="T1">tretant puet l'une come l'autre. </text:span><text:span text:style-name="T2">(</text:span><text:span text:style-name="T8">§</text:span><text:span text:style-name="T9">2</text:span><text:span text:style-name="T8">)</text:span></text:p>
      <text:p text:style-name="P7"/>
      <text:p text:style-name="P7"><text:tab/><text:span text:style-name="T14">Toutefois, l'auteur est sceptique quant au mystère de la Trinité qu'il ne parvient toujours pas à cerner. Alors le Seigneur s'approche et lui souffle au visage, le dotant ainsi de la science nécessaire à la compréhension et à la transmission de l'histoire du Saint Graal aux hommes aux hommes. Car il est nécessaire pour diffuser comme pour entendre une si secrète histoire d'avoir soi-même le cœur pur et débarrassé du doute :</text:span></text:p>
      <text:p text:style-name="P7"/>
      <text:p text:style-name="P6">Ne ja ne seras en doutance de chose, que tu ne soies avoiiés par cest livre ; et si i sont mi secré que nus hom ne doit veoir s'il n'est avant espurgiés par vraie confession. Car jou meïsmes l'escris de ma main et en tele maniere le dois tu dire que on le die par langue de cuer si que ja icele de la bouche n'i paraut. <text:span text:style-name="T15">(</text:span><text:span text:style-name="T12">§</text:span><text:span text:style-name="T13">3)</text:span></text:p>
      <text:p text:style-name="P8"/>
      <text:p text:style-name="P9"><text:tab/><text:span text:style-name="T18">À son réveil</text:span>, l'<text:span text:style-name="T21">auteur</text:span> réalise qu'il tient entre ses mains <text:span text:style-name="T20">un</text:span> livret. <text:span text:style-name="T21">L'ouvrant, il y découvre</text:span> son <text:span text:style-name="T21">propre</text:span> lignage, puis, prolongeant la lecture, <text:span text:style-name="T7">l'</text:span><text:span text:style-name="T3">Estoire del Saint Graal</text:span>. <text:span text:style-name="T21">La lecture se transforme alors en une véritable expérience initiatique. </text:span>L'<text:span text:style-name="T21">auteur</text:span> est à la fois troublé par ce qu'il <text:span text:style-name="T19">lit</text:span> et fasciné par les prodiges qui s'accomplissent autour de lui. <text:span text:style-name="T17">Finalement, u</text:span>n ange l'emporte <text:span text:style-name="T16">au troisième ciel, où Saint Paul fut lui-même conduit, pour lui montrer la force de la Trinité. À son retour, alors qu'il ne trouve plus le livret, une voix lui annonce qu'il partira travailler pour Jésus Christ le lendemain.</text:span></text:p>
      <text:p text:style-name="P10"><text:span text:style-name="T16"><text:tab/>Parti sur les routes et guidé par une étrange bête, il fait de nombreuses rencontres jusqu'au jour où il découvre un ermite gisant évanoui au seuil d'une chapelle. À l'intérieur, posé sur l'autel, l'homme retrouve avec surprise le livret qu'il avait perdu quelques jours plus tôt. À l'aide du même livret l'homme exorcise l'ermite et chasse le diable de son corps. La présence du diable était due à un pécher que ce dernier avait autrefois commis. Après qu'il se fut confessé, ils reprennent chacun leur route. L'auteur rentre chez lui et s'allonge. Le Seigneur apparaît aussitôt et lui annonce qu'il copiera le mystérieux livret et qu'il trouvera le nécessaire du copiste dans son armoire. L'auteur se lance alors dans l'écriture de l'</text:span><text:span text:style-name="T4">Estoire del Saint Graal</text:span><text:span text:style-name="T16"> qui commence le jour où Jésus Christ fut mis en croix et où un chevalier du nom de Joseph d'Arimathie se distingua de la fou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08T11:11:41.154330555</meta:creation-date>
    <meta:generator>LibreOffice/4.2.8.2$Linux_X86_64 LibreOffice_project/420m0$Build-2</meta:generator>
    <dc:date>2015-08-11T09:14:42.499978242</dc:date>
    <dc:creator>Gauthier </dc:creator>
    <meta:editing-duration>PT4H14M25S</meta:editing-duration>
    <meta:editing-cycles>23</meta:editing-cycles>
    <meta:document-statistic meta:table-count="0" meta:image-count="0" meta:object-count="0" meta:page-count="1" meta:paragraph-count="8" meta:word-count="525" meta:character-count="3073" meta:non-whitespace-character-count="2550"/>
  </office:meta>
</office:document-meta>
</file>